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officeooo:rsid="001c2402" officeooo:paragraph-rsid="001c2402"/>
    </style:style>
    <style:style style:name="P4" style:family="paragraph" style:parent-style-name="Standard">
      <style:text-properties officeooo:rsid="001f164b" officeooo:paragraph-rsid="001f164b"/>
    </style:style>
    <style:style style:name="P5"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6"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7"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8"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9"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10"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11"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13"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4" style:family="paragraph" style:parent-style-name="Standard">
      <style:text-properties fo:font-weight="bold" officeooo:rsid="00224b20" officeooo:paragraph-rsid="00224b20" style:font-weight-asian="bold" style:font-weight-complex="bold"/>
    </style:style>
    <style:style style:name="P15" style:family="paragraph" style:parent-style-name="Standard">
      <style:text-properties fo:font-weight="bold" officeooo:rsid="0023261f" officeooo:paragraph-rsid="0023261f" style:font-weight-asian="bold" style:font-weight-complex="bold"/>
    </style:style>
    <style:style style:name="P16" style:family="paragraph" style:parent-style-name="Standard">
      <style:text-properties fo:font-weight="bold" officeooo:rsid="00239cf8" officeooo:paragraph-rsid="00239cf8" style:font-weight-asian="bold" style:font-weight-complex="bold"/>
    </style:style>
    <style:style style:name="P17" style:family="paragraph" style:parent-style-name="Standard">
      <style:text-properties fo:font-weight="normal" officeooo:rsid="0023261f" officeooo:paragraph-rsid="0023261f" style:font-weight-asian="normal" style:font-weight-complex="normal"/>
    </style:style>
    <style:style style:name="P18" style:family="paragraph" style:parent-style-name="Standard">
      <style:text-properties fo:font-weight="normal" officeooo:rsid="00239cf8" officeooo:paragraph-rsid="00239cf8" style:font-weight-asian="normal" style:font-weight-complex="normal"/>
    </style:style>
    <style:style style:name="P19" style:family="paragraph" style:parent-style-name="Standard">
      <style:text-properties fo:font-weight="normal" officeooo:rsid="002531e2" officeooo:paragraph-rsid="002531e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9fda"/>
    </style:style>
    <style:style style:name="T4" style:family="text">
      <style:text-properties style:text-underline-style="none" officeooo:rsid="001f164b"/>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22c260" style:font-size-asian="10.5pt" style:font-weight-asian="normal" style:font-size-complex="12pt" style:font-weight-complex="normal"/>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22c260"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3">Permiten crear clases específicas para distintos Tipos. Por ejemplo una lista de &lt;char&gt; o &lt;int&gt;. Las clases que hacen uso de estos se declaran de manera genérica para un tipo T:</text:p>
      <text:p text:style-name="P5">template&lt;class T&gt;</text:p>
      <text:p text:style-name="P5">class Array {</text:p>
      <text:p text:style-name="P5"><text:tab/>T data[64];</text:p>
      <text:p text:style-name="P6">Y el <text:span text:style-name="T1">compilador</text:span><text:span text:style-name="T2"> procesa el Template, reemplazando en el código .cpp por el tipo a utilizar. Y compila esa versión específica de la clase con Template.</text:span></text:p>
      <text:p text:style-name="P7"><text:span text:style-name="T2">Esto permite definir implementaciones específicas </text:span><text:span text:style-name="T3">u optimizadas</text:span><text:span text:style-name="T2"> de una clase para un determinado tipo. El caso más conocido es el Array de &lt;bool&gt; que permite guardar </text:span><text:span text:style-name="T4">información</text:span><text:span text:style-name="T2"> bit a bit. <text:s/>La versión especializada debe definir los mismo métodos que su par genérico, pero la implementación puede ser completamente distinta.</text:span></text:p>
      <text:p text:style-name="P10">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10"/>
      <text:p text:style-name="P9"><text:span text:style-name="T2">Para evitar binarios muy grandes, producto de que se cree mucho código para muchas especializaciones. Se pueden crear </text:span><text:span text:style-name="T5">especializaciones parciales</text:span><text:span text:style-name="T6">. Por ejemplo, una para todos los T*. El tipo int* y char* son distintos, pero pueden utilizar una implementacion equivalente al ser los dos punteros. </text:span></text:p>
      <text:p text:style-name="P8"><text:span text:style-name="T2">Para los templates se usa la </text:span><text:span text:style-name="T5">generación de código mínimo</text:span><text:span text:style-name="T6">. Es decir que el compilador compila e instancia lo mínimo y necesario. Por ejemplo al crear un objeto especialiado Array&lt;int&gt;:</text:span></text:p>
      <text:list xml:id="list2240037173" text:style-name="L1">
        <text:list-item>
          <text:p text:style-name="P11">Busca si ya tiene un template especializado en &lt;int&gt; creado (es decir con el código creado y “compilado”).</text:p>
        </text:list-item>
        <text:list-item>
          <text:p text:style-name="P11">Busca si ya tiene un template semi-especializado.</text:p>
        </text:list-item>
        <text:list-item>
          <text:p text:style-name="P11">Busca si hay algún template genérico T de donde crearlo.</text:p>
        </text:list-item>
      </text:list>
      <text:p text:style-name="P4"><text:span text:style-name="T7">Si llega a 3, crea la clase Array&lt;int&gt; y crea solo el código especializado para el </text:span><text:span text:style-name="T11">constructor y destructor.</text:span></text:p>
      <text:p text:style-name="P12">A medida que se llamen a los otros métodos el compilador creará el código para ellos.</text:p>
      <text:p text:style-name="P12"/>
      <text:p text:style-name="P13">Modificador ‘virtual’</text:p>
      <text:p text:style-name="P2"><text:span text:style-name="T7">Permite utilizar el polimorfismo por herencia. Es decir, que se ejecuten los métodos de la clase hija en vez de la base independientemente de como este referenciado el objeto. Para permitir este comportamiento usa </text:span><text:span text:style-name="T9">dynamic binding</text:span><text:span text:style-name="T7"> a oposición del static binding </text:span><text:span text:style-name="T8">(el compilador ya sabe a momento de compilacion que método se va a llamar y lo agrega al código objeto)</text:span><text:span text:style-name="T7"> común.</text:span></text:p>
      <text:p text:style-name="P2"><text:span text:style-name="T7">Esto disminuye la performance dado que el </text:span><text:span text:style-name="T8">llamado al método se resuelve en tiempo de ejecución utilizando Vtables (tabla de métodos virtuales para cada objeto) que implica una resolución más indirecta. </text:span></text:p>
      <text:p text:style-name="P2"><text:span text:style-name="T8"/></text:p>
      <text:p text:style-name="P15"><text:span text:style-name="T10">D</text:span><text:span text:style-name="T9">eadlock</text:span></text:p>
      <text:p text:style-name="P17"><text:span text:style-name="T9">Un Deadlock es una situación que se produce cuando 2 o más hilos se bloquean permanentemente por esperar que el resto libere 1 o más recursos. Las condiciones para que se presente un Deadlock son:</text:span></text:p>
      <text:p text:style-name="P17"><text:span text:style-name="T9">1. Exclusión mutua: los recursos son de uso exclusivo, es decir, sólo un proceso puede hacer uso de un recurso.</text:span></text:p>
      <text:p text:style-name="P17"><text:span text:style-name="T9">2. Retención: el proceso mantiene la posesión de un recurso mientras espera recursos adicionales.</text:span></text:p>
      <text:p text:style-name="P17"><text:span text:style-name="T9">Entonces si el proceso A toma posesión de un recurso ‘x’ y espera a que se libere un recurso ‘y’ para liberarlo. Mientras que el proceso B tiene posesión del recurso ‘y’ y espera que se libere el ‘x’ para liberarlo.</text:span></text:p>
      <text:p text:style-name="P17"><text:span text:style-name="T9"/></text:p>
      <text:p text:style-name="P16"><text:span text:style-name="T9">Constructor por movimiento</text:span></text:p>
      <text:p text:style-name="P18"><text:soft-page-break/><text:span text:style-name="T9">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span></text:p>
      <text:p text:style-name="P18"><text:span text:style-name="T9">Si no hay un constructor por copia definido (entre otras condiciones), C++ creará un constructor por movimiento por default.</text:span></text:p>
      <text:p text:style-name="P19"><text:span text:style-name="T9">En ciertas clases que no tienen sentido ser copiadas (un archivo FILE o un socket) tendran constructor por movimiento y no por cop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1T18:33:36.486613672</dc:date>
    <meta:editing-duration>PT12M41S</meta:editing-duration>
    <meta:editing-cycles>7</meta:editing-cycles>
    <meta:generator>LibreOffice/6.0.7.3$Linux_X86_64 LibreOffice_project/00m0$Build-3</meta:generator>
    <meta:document-statistic meta:table-count="0" meta:image-count="0" meta:object-count="0" meta:page-count="2" meta:paragraph-count="27" meta:word-count="630" meta:character-count="3759" meta:non-whitespace-character-count="3154"/>
  </office:meta>
</office:document-meta>
</file>